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5.3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TITULO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MÓDULO 1. MF0491_3 PROGRAMACIÓN WEB EN EL ENTORNO CLIENTE</text:p>
          </table:table-cell>
          <table:table-cell table:style-name="ce3"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UNIDAD FORMATIVA 1. UF1841 ELABORACIÓN DE DOCUMENTOS WEB MEDIANTE LENGUAJES DE MARCAS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1. DISEÑO WEB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incipios de diseño web.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proceso de diseño web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2. LENGUAJES DE MARCADO GENERALE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igen de los lenguajes de marcado generales: SGML y XM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acterísticas generales de los lenguajes de marcado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ructura general de un documento con lenguaje de marcado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umentos válidos y bien formados. Esquema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3. LENGUAJES DE MARCADO PARA PRESENTACIÓN DE PÁGINAS WEB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ia de HTML y XHTML. Diferencias entre versione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ructura de un documento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lor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o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ilos lógic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laces de hipertexto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ágene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ta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bla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os (frames)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mulari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ementos en desuso (deprecated)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4. HOJAS DE ESTILO WEB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s de hojas de estilo: estáticas y dinámica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os y estructura de una hoja de estilo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eño de estilos para diferentes dispositiv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uenas prácticas en el uso de hojas de estil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UNIDAD FORMATIVA 2. UF1842 DESARROLLO Y REUTILIZACIÓN DE COMPONENTES SOFTWARE Y MULTIMEDIA MEDIANTE LENGUAJES DE GUIÓ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1. ARQUITECTURAS DE APLICACIONES WEB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quema general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uitectura en capa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acción entre las capas cliente y servidor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quitectura de la capa cliente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2. NAVEGADORES WEB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tectura de un navegador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avegadores de uso común. Comparativa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uridad en navegadore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ración de aplicaciones en navegadores. Adaptadores (plugins)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ormidad a estándare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3. CREACIÓN DE CONTENIDO WEB DINÁMICO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damentos de programación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ría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nguajes para el desarrollo de contenido dinámic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aplicaciones (applets)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4. LENGUAJES DE GUIÓN DE USO GENERA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ción de lenguajes de guión en navegadores web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ructura general de un programa en un lenguaje de guión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ione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ipulación de text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tas (arrays)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atos estándar de almacenamiento de datos en lenguajes de guión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eto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 modelo de documento web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stión de evento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stión de errore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os específicos de lenguajes de guión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ornos integrados (Frameworks) para el desarrollo con lenguajes de guión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rativa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5. CONTENIDOS MULTIMEDIA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inición de multimedia. Tipos de recursos multimedia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lusión de contenido multimedia en páginas web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áficos multimedia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di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dición de fragmentos de audi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íde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ciones multimedia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mentos interactivo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UNIDAD FORMATIVA 3. UF1843 APLICACIÓN DE TÉCNICAS DE USABILIDAD Y ACCESIBILIDAD EN EL ENTORNO DEL CLIENTE 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1. ACCESIBILIDAD WEB1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inición de accesibilidad web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ajas y dificultades en la implantación de la accesibilidad web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tiva y estándares sobre accesibilidad web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ías para el cumplimiento de normativas y estándare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cripción del proceso de la conformidad en accesibilidad web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cnologías donde la accesibilidad es aplicable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ramientas para la validación de la accesibilidad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ución de la accesibilidad. Nuevas tendencia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2. USABILIDAD WEB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inición de usabilidad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portancia del diseño web centrado en el usuari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erencias entre accesibilidad y usabilidad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tajas y problemas en la combinación de accesibilidad y usabilidad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ntajas y dificultades en la implantación de sitios web usable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étodos de usabilidad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álisis de requerimientos de usuari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ncipios del diseño conceptual. Creación de prototipos orientados al usuario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utas para la creación de sitios web usables.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aluación de la usabilida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MÓDULO 2. MF0492_3 PROGRAMACIÓN WEB EN EL ENTORNO SERVIDOR</text:p>
          </table:table-cell>
          <table:table-cell table:style-name="ce3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UNIDAD FORMATIVA 1. UF1844 DESARROLLO DE APLICACIONES WEB EN EL ENTORNO SERVID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1. EL PROCESO DEL DESARROLLO DE SOFTWAR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delos del ciclo de vida del software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 y especificación de requisito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eño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ación. Conceptos generales de desarrollo de software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ación y verificación de sistema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uebas de software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idad del software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ramientas de uso común para el desarrollo de softwar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stión de proyectos de desarrollo de software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2. LA ORIENTACIÓN A OBJETO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cipios de la orientación a objetos. Comparación con la programación estructurada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ases de objeto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eto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encia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aridad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idad y sobrecarga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arrollo orientado a objeto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guajes de modelización en el desarrollo orientado a objeto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3. ARQUITECTURAS WEB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 de arquitectura web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modelo de capa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taformas para el desarrollo en las capas servidor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ramientas de desarrollo orientadas a servidor de aplicaciones web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4. LENGUAJES DE PROGRAMACIÓN DE APLICACIONES WEB EN EL LADO SERVID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cterísticas de los lenguajes de programación web en servidor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pos y características de los lenguajes de uso común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terios en la elección de un lenguaje de programación web en servidor. Ventajas e inconveniente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racterísticas generale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tión de la configuración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tión de la seguridad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stión de errore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acciones y persistencia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onentes en servidor. Ventajas e inconvenientes en el uso de contenedores de componente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delos de desarrollo. El modelo vista controlador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entos e interfaz de usuario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cumentación del software. Inclusión en código fuente. Generadores de documentación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UNIDAD FORMATIVA 2. UF1845 ACCESO A DATOS EN APLICACIONES WEB DEL ENTORNO SERVIDO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1. MODELOS DE DATO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epto de dato. Ciclo de vida de los dat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pos de dat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inición de un modelo conceptua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 modelo relaciona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rucción del modelo lógico de dat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modelo físico de datos. Ficheros de dat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ormación de un modelo lógico en un modelo físico de dat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ramientas para la realización de modelos de datos.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2. SISTEMAS DE GESTIÓN DE BASES DE DATOS (SGBD)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inición de SGBD.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omponentes de un SGDB. Estructura.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minología de SGDB.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ministración de un SGDB.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uciones de SGBD.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iterios para la selección de SGBD comerciale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3. LENGUAJES DE GESTIÓN DE BASES DE DATOS. EL ESTÁNDAR SQL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pción del estándar SQ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ción de bases de dat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stión de registros en tabla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ulta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versión, generación y manipulación de dato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ultas múltiples. Uniones (joins)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rupacione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sta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iones avanzadas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4. LENGUAJES DE MARCAS DE USO COMÚN EN EL LADO SERVIDO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igen e historia de los lenguajes de marcas. El estándar XM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acterísticas de XM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ructura de XM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stándares basados en XM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álisis XML.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o de XML en el intercambio de información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UNIDAD FORMATIVA 3. UF1846 DESARROLLO DE APLICACIONES WEB DISTRIBUIDA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1. ARQUITECTURAS DISTRIBUIDAS ORIENTADAS A SERVICIO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acterísticas generales de las arquitecturas de servicios distribuido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o conceptual de las arquitecturas orientadas a servicio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ectos de seguridad en arquitecturas orientadas a servicio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ación de arquitecturas orientadas a servicios mediante tecnologías web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 la seguridad en arquitecturas orientadas a servicio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orios de servicio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2. PROGRAMACIÓN DE SERVICIOS WEB EN ENTORNOS DISTRIBUIDOS 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nentes software para el acceso a servicios distribuido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gramación de diferentes tipos de acceso a servicio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ramientas para la programación de servicios we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MÓDULO 3. MF0493_3 IMPLANTACIÓN DE APLICACIONES WEB EN ENTORNOS INTERNET, INTRANET Y EXTRANET</text:p>
          </table:table-cell>
          <table:table-cell table:style-name="ce3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1. INTERNE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reve historia y origen de Internet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cipales servicios ofrecidos por Internet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cnología de Internet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s TCP/IP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ideraciones de seguridad. Cortafuego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2. LA WORLD WIDE WE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ve historia de la World Wide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rquitectura general de la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 cliente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dores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idores de aplicacione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idores de bases de datos.7. Servidores complementarios en una arquitectura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acterística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raestructura hardware y software para servidores de Internet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3. APLICACIONES WE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ción y tipos de aplicaciones informática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nologías de desarrollo de aplicacione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cnologías específicas para el desarrollo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4. DESARROLLO Y DESPLIEGUE DE APLICACIONES WE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os básicos de desarrollo de aplicaciones web. El modelo vista-controlador (MVC)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ramientas de desarrollo web de uso común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íticas de desarrollo y pruebas de aplicaciones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guridad en una aplicación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tificados digitale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pliegue de aplicaciones web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5. VERIFICACIÓN DE APLICACIONES WE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cterísticas de un proceso de prueba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pos de prueba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ística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eño y planificación de pruebas. Estrategias de uso común.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nsideraciones de confidencialidad. Pruebas con datos personale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zación de pruebas. Herramienta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6. CONTROL DE VERSION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inición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acterísticas generale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s de control de versione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canismos de control de version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raciones atómica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uenas prácticas en control de versione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ramientas de control de versiones de uso común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gración del control de versiones en herramientas de uso común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DAD DIDÁCTICA 7. DOCUMENTACIÓN DE APLICACIONES WE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cterísticas generales de la documentación. Importancia en el ciclo de vida softwar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ización y estructura básica de documento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stión de versiones de documentos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pos de documentación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os de documentación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ándares de documentación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erramientas de documentación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as prácticas en documentación.</text:p>
          </table:table-cell>
          <table:table-cell table:number-columns-repeated="1019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7:37:57.685599880</meta:creation-date>
    <dc:date>2022-09-03T19:29:35.700060073</dc:date>
    <meta:editing-duration>PT1H27M49S</meta:editing-duration>
    <meta:editing-cycles>18</meta:editing-cycles>
    <meta:generator>LibreOffice/7.3.5.2$Linux_X86_64 LibreOffice_project/30$Build-2</meta:generator>
    <meta:document-statistic meta:table-count="1" meta:cell-count="1135" meta:object-count="0"/>
  </office:meta>
</office:document-meta>
</file>